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14">
      <style:table-cell-properties fo:border="thin solid #000000"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57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59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62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56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6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63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61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49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58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ARACTER</text:p>
          </table:table-cell>
          <table:table-cell office:value-type="string" table:style-name="ce2">
            <text:p>QUANTIDADE</text:p>
          </table:table-cell>
          <table:table-cell office:value-type="string" table:style-name="ce3">
            <text:p>PORCENTAGEM</text:p>
          </table:table-cell>
          <table:table-cell office:value-type="string" table:style-name="ce10">
            <text:p>CÓDIGO</text:p>
          </table:table-cell>
          <table:table-cell table:number-columns-repeated="16380" table:style-name="ce1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percentage" office:value="2.1276595744680851E-2" table:formula="of:=SUM([.B2])/SUM([.$B$2:.$B$23])" table:style-name="ce4">
            <text:p>2,13%</text:p>
          </table:table-cell>
          <table:table-cell office:value-type="float" office:value="0" table:style-name="ce11">
            <text:p>000000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percentage" office:value="2.1276595744680851E-2" table:formula="of:=SUM([.B3])/SUM([.$B$2:.$B$23])" table:style-name="ce4">
            <text:p>2,13%</text:p>
          </table:table-cell>
          <table:table-cell office:value-type="float" office:value="10110" table:style-name="ce12">
            <text:p>10110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percentage" office:value="2.1276595744680851E-2" table:formula="of:=SUM([.B4])/SUM([.$B$2:.$B$23])" table:style-name="ce4">
            <text:p>2,13%</text:p>
          </table:table-cell>
          <table:table-cell office:value-type="float" office:value="10000" table:style-name="ce12">
            <text:p>1000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percentage" office:value="2.1276595744680851E-2" table:formula="of:=SUM([.B5])/SUM([.$B$2:.$B$23])" table:style-name="ce4">
            <text:p>2,13%</text:p>
          </table:table-cell>
          <table:table-cell office:value-type="float" office:value="10" table:style-name="ce13">
            <text:p>0000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percentage" office:value="2.1276595744680851E-2" table:formula="of:=SUM([.B6])/SUM([.$B$2:.$B$23])" table:style-name="ce4">
            <text:p>2,13%</text:p>
          </table:table-cell>
          <table:table-cell office:value-type="float" office:value="11" table:style-name="ce14">
            <text:p>0000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percentage" office:value="2.1276595744680851E-2" table:formula="of:=SUM([.B7])/SUM([.$B$2:.$B$23])" table:style-name="ce4">
            <text:p>2,13%</text:p>
          </table:table-cell>
          <table:table-cell office:value-type="float" office:value="10011" table:style-name="ce12">
            <text:p>100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</text:p>
          </table:table-cell>
          <table:table-cell office:value-type="float" office:value="1" table:style-name="ce2">
            <text:p>1</text:p>
          </table:table-cell>
          <table:table-cell office:value-type="percentage" office:value="2.1276595744680851E-2" table:formula="of:=SUM([.B8])/SUM([.$B$2:.$B$23])" table:style-name="ce4">
            <text:p>2,13%</text:p>
          </table:table-cell>
          <table:table-cell office:value-type="float" office:value="10111" table:style-name="ce12">
            <text:p>101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nto final</text:p>
          </table:table-cell>
          <table:table-cell office:value-type="float" office:value="1" table:style-name="ce5">
            <text:p>1</text:p>
          </table:table-cell>
          <table:table-cell office:value-type="percentage" office:value="2.1276595744680851E-2" table:formula="of:=SUM([.B9])/SUM([.$B$2:.$B$23])" table:style-name="ce4">
            <text:p>2,13%</text:p>
          </table:table-cell>
          <table:table-cell office:value-type="float" office:value="1" table:style-name="ce11">
            <text:p>0000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</text:p>
          </table:table-cell>
          <table:table-cell office:value-type="float" office:value="1" table:style-name="ce2">
            <text:p>1</text:p>
          </table:table-cell>
          <table:table-cell office:value-type="percentage" office:value="2.1276595744680851E-2" table:formula="of:=SUM([.B10])/SUM([.$B$2:.$B$23])" table:style-name="ce4">
            <text:p>2,13%</text:p>
          </table:table-cell>
          <table:table-cell office:value-type="float" office:value="10001" table:style-name="ce12">
            <text:p>10001</text:p>
          </table:table-cell>
          <table:table-cell table:number-columns-repeated="1638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percentage" office:value="4.2553191489361701E-2" table:formula="of:=SUM([.B11])/SUM([.$B$2:.$B$23])" table:style-name="ce4">
            <text:p>4,26%</text:p>
          </table:table-cell>
          <table:table-cell office:value-type="float" office:value="10" table:style-name="ce15">
            <text:p>00010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percentage" office:value="4.2553191489361701E-2" table:formula="of:=SUM([.B12])/SUM([.$B$2:.$B$23])" table:style-name="ce4">
            <text:p>4,26%</text:p>
          </table:table-cell>
          <table:table-cell office:value-type="float" office:value="1000" table:style-name="ce16">
            <text:p>01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2" table:style-name="ce2">
            <text:p>2</text:p>
          </table:table-cell>
          <table:table-cell office:value-type="percentage" office:value="4.2553191489361701E-2" table:formula="of:=SUM([.B13])/SUM([.$B$2:.$B$23])" table:style-name="ce4">
            <text:p>4,26%</text:p>
          </table:table-cell>
          <table:table-cell office:value-type="float" office:value="1111" table:style-name="ce12">
            <text:p>11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2" table:style-name="ce2">
            <text:p>2</text:p>
          </table:table-cell>
          <table:table-cell office:value-type="percentage" office:value="4.2553191489361701E-2" table:formula="of:=SUM([.B14])/SUM([.$B$2:.$B$23])" table:style-name="ce4">
            <text:p>4,26%</text:p>
          </table:table-cell>
          <table:table-cell office:value-type="float" office:value="11" table:style-name="ce15">
            <text:p>000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</text:p>
          </table:table-cell>
          <table:table-cell office:value-type="float" office:value="2" table:style-name="ce2">
            <text:p>2</text:p>
          </table:table-cell>
          <table:table-cell office:value-type="percentage" office:value="4.2553191489361701E-2" table:formula="of:=SUM([.B15])/SUM([.$B$2:.$B$23])" table:style-name="ce4">
            <text:p>4,26%</text:p>
          </table:table-cell>
          <table:table-cell office:value-type="float" office:value="10010" table:style-name="ce12">
            <text:p>100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</text:p>
          </table:table-cell>
          <table:table-cell office:value-type="float" office:value="2" table:style-name="ce2">
            <text:p>2</text:p>
          </table:table-cell>
          <table:table-cell office:value-type="percentage" office:value="4.2553191489361701E-2" table:formula="of:=SUM([.B16])/SUM([.$B$2:.$B$23])" table:style-name="ce4">
            <text:p>4,26%</text:p>
          </table:table-cell>
          <table:table-cell office:value-type="float" office:value="1001" table:style-name="ce17">
            <text:p>010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</text:p>
          </table:table-cell>
          <table:table-cell office:value-type="float" office:value="2" table:style-name="ce2">
            <text:p>2</text:p>
          </table:table-cell>
          <table:table-cell office:value-type="percentage" office:value="4.2553191489361701E-2" table:formula="of:=SUM([.B17])/SUM([.$B$2:.$B$23])" table:style-name="ce4">
            <text:p>4,26%</text:p>
          </table:table-cell>
          <table:table-cell office:value-type="float" office:value="1110" table:style-name="ce12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3" table:style-name="ce2">
            <text:p>3</text:p>
          </table:table-cell>
          <table:table-cell office:value-type="percentage" office:value="6.3829787234042548E-2" table:formula="of:=SUM([.B18])/SUM([.$B$2:.$B$23])" table:style-name="ce4">
            <text:p>6,38%</text:p>
          </table:table-cell>
          <table:table-cell office:value-type="float" office:value="110" table:style-name="ce18">
            <text:p>01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3" table:style-name="ce2">
            <text:p>3</text:p>
          </table:table-cell>
          <table:table-cell office:value-type="percentage" office:value="6.3829787234042548E-2" table:formula="of:=SUM([.B19])/SUM([.$B$2:.$B$23])" table:style-name="ce4">
            <text:p>6,38%</text:p>
          </table:table-cell>
          <table:table-cell office:value-type="float" office:value="101" table:style-name="ce19">
            <text:p>01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</text:p>
          </table:table-cell>
          <table:table-cell office:value-type="float" office:value="3" table:style-name="ce2">
            <text:p>3</text:p>
          </table:table-cell>
          <table:table-cell office:value-type="percentage" office:value="6.3829787234042548E-2" table:formula="of:=SUM([.B20])/SUM([.$B$2:.$B$23])" table:style-name="ce4">
            <text:p>6,38%</text:p>
          </table:table-cell>
          <table:table-cell office:value-type="float" office:value="111" table:style-name="ce19">
            <text:p>01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</text:p>
          </table:table-cell>
          <table:table-cell office:value-type="float" office:value="3" table:style-name="ce2">
            <text:p>3</text:p>
          </table:table-cell>
          <table:table-cell office:value-type="percentage" office:value="6.3829787234042548E-2" table:formula="of:=SUM([.B21])/SUM([.$B$2:.$B$23])" table:style-name="ce4">
            <text:p>6,38%</text:p>
          </table:table-cell>
          <table:table-cell office:value-type="float" office:value="1010" table:style-name="ce12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5" table:style-name="ce2">
            <text:p>5</text:p>
          </table:table-cell>
          <table:table-cell office:value-type="percentage" office:value="0.10638297872340426" table:formula="of:=SUM([.B22])/SUM([.$B$2:.$B$23])" table:style-name="ce4">
            <text:p>10,64%</text:p>
          </table:table-cell>
          <table:table-cell office:value-type="float" office:value="110" table:style-name="ce12">
            <text:p>1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PAÇO</text:p>
          </table:table-cell>
          <table:table-cell office:value-type="float" office:value="7" table:style-name="ce2">
            <text:p>7</text:p>
          </table:table-cell>
          <table:table-cell office:value-type="percentage" office:value="0.14893617021276595" table:formula="of:=SUM([.B23])/SUM([.$B$2:.$B$23])" table:style-name="ce4">
            <text:p>14,89%</text:p>
          </table:table-cell>
          <table:table-cell office:value-type="float" office:value="1" table:style-name="ce20">
            <text:p>00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OTAL DE CARACTERES</text:p>
          </table:table-cell>
          <table:table-cell office:value-type="float" office:value="47" table:style-name="ce7">
            <text:p>47</text:p>
          </table:table-cell>
          <table:table-cell office:value-type="percentage" office:value="1" table:formula="of:=SUM([.C2:.C23])" table:style-name="ce8">
            <text:p>100,00%</text:p>
          </table:table-cell>
          <table:table-cell table:style-name="ce10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Frase: mauricio capua rio grande 06 03 1992 estudante.</text:p>
          </table:table-cell>
          <table:table-cell table:number-columns-repeated="2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Codificado: 1001111010100111010111110101010010011111110101111010110001011101010100100100001101111101001000011011000100010000010001000101000000100000001000010001011000101101000111101010000111101001011100110000001</text:p>
          </table:table-cell>
          <table:table-cell table:number-columns-repeated="2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1">
            <text:p>Taxa de compressão ~= 46%</text:p>
          </table:table-cell>
          <table:table-cell table:number-columns-repeated="2" table:style-name="ce1"/>
          <table:table-cell table:style-name="ce10"/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3.A1:3.D2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49">
      <number:number number:decimal-places="0" number:min-integer-digits="1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6"/>
    </number:number-style>
    <number:number-style style:name="N58">
      <number:number number:decimal-places="0" number:min-integer-digits="2"/>
    </number:number-style>
    <number:number-style style:name="N59">
      <number:number number:decimal-places="0" number:min-integer-digits="5"/>
    </number:number-style>
    <number:number-style style:name="N60">
      <number:number number:decimal-places="0" number:min-integer-digits="1"/>
    </number:number-style>
    <number:number-style style:name="N61">
      <number:number number:decimal-places="0" number:min-integer-digits="2"/>
    </number:number-style>
    <number:number-style style:name="N62">
      <number:number number:decimal-places="0" number:min-integer-digits="4"/>
    </number:number-style>
    <number:number-style style:name="N63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uário do Windows</meta:initial-creator>
    <dc:creator>Usuário do Windows</dc:creator>
    <meta:creation-date>2017-05-24T19:30:17Z</meta:creation-date>
    <dc:date>2017-05-25T03:52:43Z</dc:date>
  </office:meta>
</office:document-meta>
</file>